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Utils.getShortClassName( Object object , String valueIf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addAbbreviation( String primitive , String abbrev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ge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lassUtils.wrappersToPrimitives( Class [ ] 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Utils.convertClassesToClassNames( List 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Utils.getPackageCanonicalName(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getShortClassName(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isAssignable( Class [ ] classArray , Class [ ] toClass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ShortClassName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Utils.toCanonicalName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assUtils.getPackageCanonicalName( Object object , String valueIf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primitiveToWrapper( Class c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Utils.isAssignable( Class cls , Class 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primitivesToWrappers( Class [ ] 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Utils.getCanonicalName( String 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lassUtils.getShortCanonicalName( String canoni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isAssignable( Class cls , Class toClass , boolean autoboxing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ClassUtils.convertClassNamesToClasses( List class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Utils.getPackageName( Object object , String valueIf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getPackageCanonicalName( String canoni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isAssignable( Class [ ] classArray , Class [ ] toClassArray , boolean autobox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Utils.isInnerClass(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getShortCanonicalName(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getPackageName(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getPackageNam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Utils.getAllInterfaces( Class cl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lassUtils.toClass( Objec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Utils.getClass( ClassLoader classLoader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ShortCanonicalName( Object object , String valueIf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wrapperToPrimitive( Class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Class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PublicMethod( Class cls , String methodName , Class parameterTypes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lassUtils.getClass( ClassLoader classLoader , String className , boolean initial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Utils.getClass( String className , boolean initial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Utils.getAllSuperclasses( Class c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